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kBlockMetaDataSize</text:p>
          </table:table-cell>
          <table:table-cell table:formula="of:=8 + 2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axAllocationSize</text:p>
          </table:table-cell>
          <table:table-cell table:formula="of:=32*POWER(2;20) - [.B4]" office:value-type="float" office:value="33554400" calcext:value-type="float">
            <text:p>33554400</text:p>
          </table:table-cell>
          <table:table-cell office:value-type="string" calcext:value-type="string">
            <text:p>Size so far</text:p>
          </table:table-cell>
          <table:table-cell table:formula="of:=SUM([.C9:.C68]) + [.E10]" office:value-type="float" office:value="33550768" calcext:value-type="float">
            <text:p>33550768</text:p>
          </table:table-cell>
          <table:table-cell office:value-type="string" calcext:value-type="string">
            <text:p>Diff</text:p>
          </table:table-cell>
          <table:table-cell table:formula="of:=[.B5]-[.D5]"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Lists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9672/8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Num Elements in each list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8" calcext:value-type="float">
            <text:p>8</text:p>
          </table:table-cell>
          <table:table-cell table:formula="of:=[.B10]*[.$B$7]+[.$B$4]-16" office:value-type="float" office:value="37904" calcext:value-type="float">
            <text:p>37904</text:p>
          </table:table-cell>
          <table:table-cell/>
          <table:table-cell office:value-type="string" calcext:value-type="string">
            <text:p>The remaining memory is one large block at the end of the last list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0]*[.$B$7]+[.$B$4]-16" office:value-type="float" office:value="37904" calcext:value-type="float">
            <text:p>379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1]*[.$B$7]+[.$B$4]-16" office:value-type="float" office:value="56848" calcext:value-type="float">
            <text:p>568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2]*[.$B$7]+[.$B$4]-16" office:value-type="float" office:value="75792" calcext:value-type="float">
            <text:p>75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3]*[.$B$7]+[.$B$4]-16" office:value-type="float" office:value="94736" calcext:value-type="float">
            <text:p>94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14]*[.$B$7]+[.$B$4]-16" office:value-type="float" office:value="113680" calcext:value-type="float">
            <text:p>1136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15]*[.$B$7]+[.$B$4]-16" office:value-type="float" office:value="132624" calcext:value-type="float">
            <text:p>1326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16]*[.$B$7]+[.$B$4]-16" office:value-type="float" office:value="151568" calcext:value-type="float">
            <text:p>151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17]*[.$B$7]+[.$B$4]-16" office:value-type="float" office:value="170512" calcext:value-type="float">
            <text:p>1705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8]*[.$B$7]+[.$B$4]-16" office:value-type="float" office:value="189456" calcext:value-type="float">
            <text:p>189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19]*[.$B$7]+[.$B$4]-16" office:value-type="float" office:value="208400" calcext:value-type="float">
            <text:p>208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20]*[.$B$7]+[.$B$4]-16" office:value-type="float" office:value="227344" calcext:value-type="float">
            <text:p>227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B21]*[.$B$7]+[.$B$4]-16" office:value-type="float" office:value="246288" calcext:value-type="float">
            <text:p>2462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22]*[.$B$7]+[.$B$4]-16" office:value-type="float" office:value="265232" calcext:value-type="float">
            <text:p>265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23]*[.$B$7]+[.$B$4]-16" office:value-type="float" office:value="284176" calcext:value-type="float">
            <text:p>284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24]*[.$B$7]+[.$B$4]-16" office:value-type="float" office:value="303120" calcext:value-type="float">
            <text:p>3031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25]*[.$B$7]+[.$B$4]-16" office:value-type="float" office:value="322064" calcext:value-type="float">
            <text:p>3220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26]*[.$B$7]+[.$B$4]-16" office:value-type="float" office:value="341008" calcext:value-type="float">
            <text:p>341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B27]*[.$B$7]+[.$B$4]-16" office:value-type="float" office:value="359952" calcext:value-type="float">
            <text:p>359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28]*[.$B$7]+[.$B$4]-16" office:value-type="float" office:value="378896" calcext:value-type="float">
            <text:p>378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29]*[.$B$7]+[.$B$4]-16" office:value-type="float" office:value="397840" calcext:value-type="float">
            <text:p>3978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30]*[.$B$7]+[.$B$4]-16" office:value-type="float" office:value="416784" calcext:value-type="float">
            <text:p>4167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31]*[.$B$7]+[.$B$4]-16" office:value-type="float" office:value="435728" calcext:value-type="float">
            <text:p>435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32]*[.$B$7]+[.$B$4]-16" office:value-type="float" office:value="454672" calcext:value-type="float">
            <text:p>454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33]*[.$B$7]+[.$B$4]-16" office:value-type="float" office:value="473616" calcext:value-type="float">
            <text:p>473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34]*[.$B$7]+[.$B$4]-16" office:value-type="float" office:value="492560" calcext:value-type="float">
            <text:p>4925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35]*[.$B$7]+[.$B$4]-16" office:value-type="float" office:value="511504" calcext:value-type="float">
            <text:p>511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36]*[.$B$7]+[.$B$4]-16" office:value-type="float" office:value="530448" calcext:value-type="float">
            <text:p>530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37]*[.$B$7]+[.$B$4]-16" office:value-type="float" office:value="549392" calcext:value-type="float">
            <text:p>549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38]*[.$B$7]+[.$B$4]-16" office:value-type="float" office:value="568336" calcext:value-type="float">
            <text:p>5683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39]*[.$B$7]+[.$B$4]-16" office:value-type="float" office:value="587280" calcext:value-type="float">
            <text:p>5872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40]*[.$B$7]+[.$B$4]-16" office:value-type="float" office:value="606224" calcext:value-type="float">
            <text:p>606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41]*[.$B$7]+[.$B$4]-16" office:value-type="float" office:value="625168" calcext:value-type="float">
            <text:p>625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42]*[.$B$7]+[.$B$4]-16" office:value-type="float" office:value="644112" calcext:value-type="float">
            <text:p>644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43]*[.$B$7]+[.$B$4]-16" office:value-type="float" office:value="663056" calcext:value-type="float">
            <text:p>663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44]*[.$B$7]+[.$B$4]-16" office:value-type="float" office:value="682000" calcext:value-type="float">
            <text:p>682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45]*[.$B$7]+[.$B$4]-16" office:value-type="float" office:value="700944" calcext:value-type="float">
            <text:p>7009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46]*[.$B$7]+[.$B$4]-16" office:value-type="float" office:value="719888" calcext:value-type="float">
            <text:p>7198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47]*[.$B$7]+[.$B$4]-16" office:value-type="float" office:value="738832" calcext:value-type="float">
            <text:p>738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48]*[.$B$7]+[.$B$4]-16" office:value-type="float" office:value="757776" calcext:value-type="float">
            <text:p>7577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49]*[.$B$7]+[.$B$4]-16" office:value-type="float" office:value="776720" calcext:value-type="float">
            <text:p>7767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50]*[.$B$7]+[.$B$4]-16" office:value-type="float" office:value="795664" calcext:value-type="float">
            <text:p>795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51]*[.$B$7]+[.$B$4]-16" office:value-type="float" office:value="814608" calcext:value-type="float">
            <text:p>814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52]*[.$B$7]+[.$B$4]-16" office:value-type="float" office:value="833552" calcext:value-type="float">
            <text:p>833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53]*[.$B$7]+[.$B$4]-16" office:value-type="float" office:value="852496" calcext:value-type="float">
            <text:p>8524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54]*[.$B$7]+[.$B$4]-16" office:value-type="float" office:value="871440" calcext:value-type="float">
            <text:p>871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55]*[.$B$7]+[.$B$4]-16" office:value-type="float" office:value="890384" calcext:value-type="float">
            <text:p>890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56]*[.$B$7]+[.$B$4]-16" office:value-type="float" office:value="909328" calcext:value-type="float">
            <text:p>909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57]*[.$B$7]+[.$B$4]-16" office:value-type="float" office:value="928272" calcext:value-type="float">
            <text:p>9282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58]*[.$B$7]+[.$B$4]-16" office:value-type="float" office:value="947216" calcext:value-type="float">
            <text:p>94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59]*[.$B$7]+[.$B$4]-16" office:value-type="float" office:value="966160" calcext:value-type="float">
            <text:p>9661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60]*[.$B$7]+[.$B$4]-16" office:value-type="float" office:value="985104" calcext:value-type="float">
            <text:p>985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61]*[.$B$7]+[.$B$4]-16" office:value-type="float" office:value="1004048" calcext:value-type="float">
            <text:p>1004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62]*[.$B$7]+[.$B$4]-16" office:value-type="float" office:value="1022992" calcext:value-type="float">
            <text:p>1022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63]*[.$B$7]+[.$B$4]-16" office:value-type="float" office:value="1041936" calcext:value-type="float">
            <text:p>10419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64]*[.$B$7]+[.$B$4]-16" office:value-type="float" office:value="1060880" calcext:value-type="float">
            <text:p>10608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65]*[.$B$7]+[.$B$4]-16" office:value-type="float" office:value="1079824" calcext:value-type="float">
            <text:p>1079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[.B66]*[.$B$7]+[.$B$4]-16" office:value-type="float" office:value="1098768" calcext:value-type="float">
            <text:p>10987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[.B67]*[.$B$7]+[.$B$4]-16" office:value-type="float" office:value="1117712" calcext:value-type="float">
            <text:p>11177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6:21:52.344683572</meta:creation-date>
    <dc:date>2023-09-10T09:31:43.534798306</dc:date>
    <meta:editing-duration>PT17H9M50S</meta:editing-duration>
    <meta:editing-cycles>3</meta:editing-cycles>
    <meta:generator>LibreOffice/7.6.0.3$Linux_X86_64 LibreOffice_project/60$Build-3</meta:generator>
    <meta:document-statistic meta:table-count="1" meta:cell-count="133" meta:object-count="0"/>
  </office:meta>
</office:document-meta>
</file>